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000000" draw:marker-start-width="1.2cm" draw:marker-end-width="1.2cm" draw:stroke-linejoin="miter" svg:stroke-linecap="butt" draw:fill="none" draw:textarea-horizontal-align="center" draw:textarea-vertical-align="middle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4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5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6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Ultrafine_20_Dashed" draw:fill="none" draw:textarea-horizontal-align="center" draw:textarea-vertical-align="middle" loext:decorative="false"/>
    </style:style>
    <style:style style:name="gr9" style:family="graphic" style:parent-style-name="standard">
      <style:graphic-properties svg:stroke-width="0.05cm" svg:stroke-color="#e6e64c" draw:marker-start-width="0.455cm" draw:marker-end-width="0.455cm" draw:fill-color="#ffffcc" draw:opacity="100%" draw:textarea-horizontal-align="center" draw:textarea-vertical-align="middle" fo:padding-top="0.15cm" fo:padding-bottom="0.15cm" fo:padding-left="0.275cm" fo:padding-right="0.275cm" draw:shadow-opacity="100%" loext:decorative="false"/>
    </style:style>
    <style:style style:name="gr10" style:family="graphic" style:parent-style-name="standard">
      <style:graphic-properties svg:stroke-width="0.05cm" svg:stroke-color="#808080" draw:marker-start-width="0.455cm" draw:marker-end-width="0.455cm" draw:fill-color="#808080" draw:opacity="10%" draw:textarea-horizontal-align="center" draw:textarea-vertical-align="middle" fo:padding-top="0.15cm" fo:padding-bottom="0.15cm" fo:padding-left="0.275cm" fo:padding-right="0.275cm" draw:shadow-opacity="10%" loext:decorative="false"/>
    </style:style>
    <style:style style:name="gr11" style:family="graphic" style:parent-style-name="standard">
      <style:graphic-properties svg:stroke-width="0.05cm" svg:stroke-color="#00ff00" draw:marker-start-width="0.455cm" draw:marker-end-width="0.455cm" draw:fill-color="#00ff00" draw:opacity="50%" draw:textarea-horizontal-align="center" draw:textarea-vertical-align="middle" fo:padding-top="0.15cm" fo:padding-bottom="0.15cm" fo:padding-left="0.275cm" fo:padding-right="0.275cm" draw:shadow-opacity="50%" loext:decorative="false"/>
    </style:style>
    <style:style style:name="gr12" style:family="graphic" style:parent-style-name="standard">
      <style:graphic-properties draw:fill-color="#ffffff" draw:opacity="100%" draw:textarea-horizontal-align="center" draw:textarea-vertical-align="middle" draw:shadow-opacity="100%" loext:decorative="false"/>
    </style:style>
    <style:style style:name="gr13" style:family="graphic">
      <style:graphic-properties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ffcc" draw:opacity="100%"/>
      <style:paragraph-properties fo:text-align="center"/>
    </style:style>
    <style:style style:name="P9" style:family="paragraph">
      <loext:graphic-properties draw:fill-color="#808080" draw:opacity="10%"/>
      <style:paragraph-properties fo:text-align="center"/>
    </style:style>
    <style:style style:name="P10" style:family="paragraph">
      <loext:graphic-properties draw:fill-color="#00ff00" draw:opacity="50%"/>
      <style:paragraph-properties fo:text-align="center"/>
    </style:style>
    <style:style style:name="P11" style:family="paragraph">
      <loext:graphic-properties draw:fill-color="#ffffff" draw:opacity="100%"/>
      <style:paragraph-properties fo:text-align="center"/>
    </style:style>
    <style:style style:name="T1" style:family="text">
      <style:text-properties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cm" svg:y1="2cm" svg:x2="7.5cm" svg:y2="3.8cm">
          <text:p/>
        </draw:line>
        <draw:line draw:style-name="gr2" draw:text-style-name="P1" draw:layer="layout" svg:x1="11cm" svg:y1="3.8cm" svg:x2="7cm" svg:y2="3.8cm">
          <text:p/>
        </draw:line>
        <draw:line draw:style-name="gr2" draw:text-style-name="P1" draw:layer="layout" svg:x1="7.5cm" svg:y1="3.8cm" svg:x2="11cm" svg:y2="5.6cm">
          <text:p/>
        </draw:line>
        <draw:frame draw:style-name="gr3" draw:text-style-name="P2" draw:layer="layout" svg:width="7.7cm" svg:height="0.3cm" svg:x="1.1cm" svg:y="28.2cm">
          <draw:text-box>
            <text:p><text:file-name text:display="full">G:\github\RCC5V\fab\odg\250107_Schaltblock_Cover.odg</text:file-name></text:p>
          </draw:text-box>
        </draw:frame>
        <draw:circle draw:style-name="gr4" draw:text-style-name="P3" draw:layer="layout" svg:width="0.72cm" svg:height="0.72cm" svg:x="14.24cm" svg:y="7.29cm">
          <text:p/>
        </draw:circle>
        <draw:circle draw:style-name="gr5" draw:text-style-name="P4" draw:layer="layout" svg:width="0.72cm" svg:height="0.72cm" svg:x="15.64cm" svg:y="7.29cm">
          <text:p/>
        </draw:circle>
        <draw:circle draw:style-name="gr4" draw:text-style-name="P3" draw:layer="layout" svg:width="0.72cm" svg:height="0.72cm" svg:x="17.04cm" svg:y="7.29cm">
          <text:p/>
        </draw:circle>
        <draw:circle draw:style-name="gr4" draw:text-style-name="P3" draw:layer="layout" svg:width="0.72cm" svg:height="0.72cm" svg:x="14.24cm" svg:y="8.44cm">
          <text:p/>
        </draw:circle>
        <draw:circle draw:style-name="gr5" draw:text-style-name="P4" draw:layer="layout" svg:width="0.72cm" svg:height="0.72cm" svg:x="15.64cm" svg:y="8.44cm">
          <text:p/>
        </draw:circle>
        <draw:circle draw:style-name="gr4" draw:text-style-name="P3" draw:layer="layout" svg:width="0.72cm" svg:height="0.72cm" svg:x="17.04cm" svg:y="8.44cm">
          <text:p/>
        </draw:circle>
        <draw:circle draw:style-name="gr4" draw:text-style-name="P3" draw:layer="layout" svg:width="0.72cm" svg:height="0.72cm" svg:x="14.24cm" svg:y="9.59cm">
          <text:p/>
        </draw:circle>
        <draw:circle draw:style-name="gr5" draw:text-style-name="P4" draw:layer="layout" svg:width="0.72cm" svg:height="0.72cm" svg:x="15.64cm" svg:y="9.59cm">
          <text:p/>
        </draw:circle>
        <draw:circle draw:style-name="gr4" draw:text-style-name="P3" draw:layer="layout" svg:width="0.72cm" svg:height="0.72cm" svg:x="17.04cm" svg:y="9.59cm">
          <text:p/>
        </draw:circle>
        <draw:rect draw:style-name="gr6" draw:text-style-name="P5" draw:layer="layout" svg:width="4cm" svg:height="0.6cm" svg:x="14cm" svg:y="6.4cm">
          <text:p/>
        </draw:rect>
        <draw:frame draw:style-name="gr7" draw:text-style-name="P7" draw:layer="layout" svg:width="2.4cm" svg:height="0.4cm" svg:x="14.8cm" svg:y="6.5cm">
          <draw:text-box>
            <text:p text:style-name="P6"><text:span text:style-name="T1">W11 Dreiwegweiche</text:span></text:p>
          </draw:text-box>
        </draw:frame>
        <draw:line draw:style-name="gr8" draw:text-style-name="P1" draw:layer="layout" svg:x1="13.9cm" svg:y1="8.8cm" svg:x2="18.1cm" svg:y2="8.8cm">
          <text:p/>
        </draw:line>
        <draw:line draw:style-name="gr8" draw:text-style-name="P1" draw:layer="layout" svg:x1="13.9cm" svg:y1="7.65cm" svg:x2="18.1cm" svg:y2="7.65cm">
          <text:p/>
        </draw:line>
        <draw:line draw:style-name="gr8" draw:text-style-name="P1" draw:layer="layout" svg:x1="13.9cm" svg:y1="9.95cm" svg:x2="18.1cm" svg:y2="9.95cm">
          <text:p/>
        </draw:line>
        <draw:line draw:style-name="gr8" draw:text-style-name="P1" draw:layer="layout" svg:x1="16cm" svg:y1="10.5cm" svg:x2="16cm" svg:y2="7.1cm">
          <text:p/>
        </draw:line>
        <draw:line draw:style-name="gr8" draw:text-style-name="P1" draw:layer="layout" svg:x1="17.4cm" svg:y1="10.5cm" svg:x2="17.4cm" svg:y2="7.1cm">
          <text:p/>
        </draw:line>
        <draw:line draw:style-name="gr8" draw:text-style-name="P1" draw:layer="layout" svg:x1="14.6cm" svg:y1="10.5cm" svg:x2="14.6cm" svg:y2="7.1cm">
          <text:p/>
        </draw:line>
        <draw:rect draw:style-name="gr6" draw:text-style-name="P5" draw:layer="layout" svg:width="4cm" svg:height="3.6cm" svg:x="14cm" svg:y="7cm">
          <text:p/>
        </draw:rect>
        <draw:circle draw:style-name="gr9" draw:text-style-name="P8" draw:layer="layout" svg:width="0.72cm" svg:height="0.72cm" svg:x="14.24cm" svg:y="2.29cm">
          <text:p/>
        </draw:circle>
        <draw:circle draw:style-name="gr10" draw:text-style-name="P9" draw:layer="layout" svg:width="0.72cm" svg:height="0.72cm" svg:x="15.64cm" svg:y="2.29cm">
          <text:p/>
        </draw:circle>
        <draw:circle draw:style-name="gr9" draw:text-style-name="P8" draw:layer="layout" svg:width="0.72cm" svg:height="0.72cm" svg:x="17.04cm" svg:y="2.29cm">
          <text:p/>
        </draw:circle>
        <draw:circle draw:style-name="gr11" draw:text-style-name="P10" draw:layer="layout" svg:width="0.72cm" svg:height="0.72cm" svg:x="14.24cm" svg:y="3.44cm">
          <text:p/>
        </draw:circle>
        <draw:circle draw:style-name="gr10" draw:text-style-name="P9" draw:layer="layout" svg:width="0.72cm" svg:height="0.72cm" svg:x="15.64cm" svg:y="3.44cm">
          <text:p/>
        </draw:circle>
        <draw:circle draw:style-name="gr11" draw:text-style-name="P10" draw:layer="layout" svg:width="0.72cm" svg:height="0.72cm" svg:x="17.04cm" svg:y="3.44cm">
          <text:p/>
        </draw:circle>
        <draw:circle draw:style-name="gr9" draw:text-style-name="P8" draw:layer="layout" svg:width="0.72cm" svg:height="0.72cm" svg:x="14.24cm" svg:y="4.59cm">
          <text:p/>
        </draw:circle>
        <draw:circle draw:style-name="gr10" draw:text-style-name="P9" draw:layer="layout" svg:width="0.72cm" svg:height="0.72cm" svg:x="15.64cm" svg:y="4.59cm">
          <text:p/>
        </draw:circle>
        <draw:circle draw:style-name="gr9" draw:text-style-name="P8" draw:layer="layout" svg:width="0.72cm" svg:height="0.72cm" svg:x="17.04cm" svg:y="4.59cm">
          <text:p/>
        </draw:circle>
        <draw:rect draw:style-name="gr6" draw:text-style-name="P5" draw:layer="layout" svg:width="4cm" svg:height="0.6cm" svg:x="14cm" svg:y="1.4cm">
          <text:p/>
        </draw:rect>
        <draw:frame draw:style-name="gr7" draw:text-style-name="P7" draw:layer="layout" svg:width="2.4cm" svg:height="0.4cm" svg:x="14.8cm" svg:y="1.5cm">
          <draw:text-box>
            <text:p text:style-name="P6"><text:span text:style-name="T1">Ansicht Benutzer</text:span></text:p>
          </draw:text-box>
        </draw:frame>
        <draw:rect draw:style-name="gr6" draw:text-style-name="P5" draw:layer="layout" svg:width="4cm" svg:height="3.6cm" svg:x="14cm" svg:y="2cm">
          <text:p/>
        </draw:rect>
        <draw:circle draw:style-name="gr4" draw:text-style-name="P3" draw:layer="layout" svg:width="0.72cm" svg:height="0.72cm" svg:x="2.24cm" svg:y="22.29cm">
          <text:p/>
        </draw:circle>
        <draw:circle draw:style-name="gr5" draw:text-style-name="P4" draw:layer="layout" svg:width="0.72cm" svg:height="0.72cm" svg:x="3.64cm" svg:y="22.29cm">
          <text:p/>
        </draw:circle>
        <draw:circle draw:style-name="gr4" draw:text-style-name="P3" draw:layer="layout" svg:width="0.72cm" svg:height="0.72cm" svg:x="5.04cm" svg:y="22.29cm">
          <text:p/>
        </draw:circle>
        <draw:circle draw:style-name="gr4" draw:text-style-name="P3" draw:layer="layout" svg:width="0.72cm" svg:height="0.72cm" svg:x="2.24cm" svg:y="23.44cm">
          <text:p/>
        </draw:circle>
        <draw:circle draw:style-name="gr4" draw:text-style-name="P3" draw:layer="layout" svg:width="0.72cm" svg:height="0.72cm" svg:x="2.24cm" svg:y="24.59cm">
          <text:p/>
        </draw:circle>
        <draw:circle draw:style-name="gr5" draw:text-style-name="P4" draw:layer="layout" svg:width="0.72cm" svg:height="0.72cm" svg:x="3.64cm" svg:y="24.59cm">
          <text:p/>
        </draw:circle>
        <draw:circle draw:style-name="gr4" draw:text-style-name="P3" draw:layer="layout" svg:width="0.72cm" svg:height="0.72cm" svg:x="5.04cm" svg:y="24.59cm">
          <text:p/>
        </draw:circle>
        <draw:rect draw:style-name="gr6" draw:text-style-name="P5" draw:layer="layout" svg:width="4cm" svg:height="0.6cm" svg:x="2cm" svg:y="21.4cm">
          <text:p/>
        </draw:rect>
        <draw:frame draw:style-name="gr7" draw:text-style-name="P7" draw:layer="layout" svg:width="3.6cm" svg:height="0.4cm" svg:x="2.2cm" svg:y="21.5cm">
          <draw:text-box>
            <text:p text:style-name="P6"><text:span text:style-name="T1">A41 Abschaltbares Gleis</text:span></text:p>
          </draw:text-box>
        </draw:frame>
        <draw:rect draw:style-name="gr6" draw:text-style-name="P5" draw:layer="layout" svg:width="4cm" svg:height="3.6cm" svg:x="2cm" svg:y="22cm">
          <text:p/>
        </draw:rect>
        <draw:frame draw:style-name="gr7" draw:text-style-name="P7" draw:layer="layout" svg:width="1.2cm" svg:height="0.4cm" svg:x="2.7cm" svg:y="24.2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3.1cm" svg:y="23.6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25cm" svg:height="0.4cm" svg:x="2.7cm" svg:y="23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0.8cm" svg:height="0.4cm" svg:x="5cm" svg:y="24.1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4cm" svg:x="5cm" svg:y="23.1cm">
          <draw:text-box>
            <text:p text:style-name="P6"><text:span text:style-name="T1">Aus</text:span></text:p>
          </draw:text-box>
        </draw:frame>
        <draw:circle draw:style-name="gr4" draw:text-style-name="P3" draw:layer="layout" svg:width="0.72cm" svg:height="0.72cm" svg:x="7.24cm" svg:y="22.29cm">
          <text:p/>
        </draw:circle>
        <draw:circle draw:style-name="gr5" draw:text-style-name="P4" draw:layer="layout" svg:width="0.72cm" svg:height="0.72cm" svg:x="8.64cm" svg:y="22.29cm">
          <text:p/>
        </draw:circle>
        <draw:circle draw:style-name="gr4" draw:text-style-name="P3" draw:layer="layout" svg:width="0.72cm" svg:height="0.72cm" svg:x="10.04cm" svg:y="22.29cm">
          <text:p/>
        </draw:circle>
        <draw:circle draw:style-name="gr4" draw:text-style-name="P3" draw:layer="layout" svg:width="0.72cm" svg:height="0.72cm" svg:x="7.24cm" svg:y="24.59cm">
          <text:p/>
        </draw:circle>
        <draw:circle draw:style-name="gr5" draw:text-style-name="P4" draw:layer="layout" svg:width="0.72cm" svg:height="0.72cm" svg:x="8.64cm" svg:y="24.59cm">
          <text:p/>
        </draw:circle>
        <draw:circle draw:style-name="gr4" draw:text-style-name="P3" draw:layer="layout" svg:width="0.72cm" svg:height="0.72cm" svg:x="10.04cm" svg:y="24.59cm">
          <text:p/>
        </draw:circle>
        <draw:rect draw:style-name="gr6" draw:text-style-name="P5" draw:layer="layout" svg:width="4cm" svg:height="0.6cm" svg:x="7cm" svg:y="21.4cm">
          <text:p/>
        </draw:rect>
        <draw:frame draw:style-name="gr7" draw:text-style-name="P7" draw:layer="layout" svg:width="3.6cm" svg:height="0.4cm" svg:x="7.2cm" svg:y="21.5cm">
          <draw:text-box>
            <text:p text:style-name="P6"><text:span text:style-name="T1">A41 Abschaltbares Gleis</text:span></text:p>
          </draw:text-box>
        </draw:frame>
        <draw:rect draw:style-name="gr6" draw:text-style-name="P5" draw:layer="layout" svg:width="4cm" svg:height="3.6cm" svg:x="7cm" svg:y="22cm">
          <text:p/>
        </draw:rect>
        <draw:frame draw:style-name="gr7" draw:text-style-name="P7" draw:layer="layout" svg:width="1.2cm" svg:height="0.4cm" svg:x="9cm" svg:y="24.2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0.9cm" svg:height="0.4cm" svg:x="9cm" svg:y="23.6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25cm" svg:height="0.4cm" svg:x="9cm" svg:y="23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0.8cm" svg:height="0.4cm" svg:x="7.2cm" svg:y="24.1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4cm" svg:x="7.2cm" svg:y="23.1cm">
          <draw:text-box>
            <text:p text:style-name="P6"><text:span text:style-name="T1">Aus</text:span></text:p>
          </draw:text-box>
        </draw:frame>
        <draw:circle draw:style-name="gr4" draw:text-style-name="P3" draw:layer="layout" svg:width="0.72cm" svg:height="0.72cm" svg:x="10.04cm" svg:y="23.44cm">
          <text:p/>
        </draw:circle>
        <draw:circle draw:style-name="gr5" draw:text-style-name="P4" draw:layer="layout" svg:width="0.72cm" svg:height="0.72cm" svg:x="8.64cm" svg:y="2.29cm">
          <text:p/>
        </draw:circle>
        <draw:circle draw:style-name="gr4" draw:text-style-name="P3" draw:layer="layout" svg:width="0.72cm" svg:height="0.72cm" svg:x="10.04cm" svg:y="2.29cm">
          <text:p/>
        </draw:circle>
        <draw:circle draw:style-name="gr5" draw:text-style-name="P4" draw:layer="layout" svg:width="0.72cm" svg:height="0.72cm" svg:x="8.64cm" svg:y="4.59cm">
          <text:p/>
        </draw:circle>
        <draw:circle draw:style-name="gr4" draw:text-style-name="P3" draw:layer="layout" svg:width="0.72cm" svg:height="0.72cm" svg:x="10.04cm" svg:y="4.59cm">
          <text:p/>
        </draw:circle>
        <draw:rect draw:style-name="gr12" draw:text-style-name="P11" draw:layer="layout" svg:width="4cm" svg:height="0.6cm" svg:x="7cm" svg:y="1.4cm">
          <text:p/>
        </draw:rect>
        <draw:frame draw:style-name="gr7" draw:text-style-name="P7" draw:layer="layout" svg:width="3.6cm" svg:height="0.4cm" svg:x="7.2cm" svg:y="1.5cm">
          <draw:text-box>
            <text:p text:style-name="P6"><text:span text:style-name="T1">T31, T32 Dreiwegweiche</text:span></text:p>
          </draw:text-box>
        </draw:frame>
        <draw:rect draw:style-name="gr6" draw:text-style-name="P5" draw:layer="layout" svg:width="4cm" svg:height="3.6cm" svg:x="7cm" svg:y="2cm">
          <text:p/>
        </draw:rect>
        <draw:frame draw:style-name="gr7" draw:text-style-name="P7" draw:layer="layout" svg:width="0.9cm" svg:height="0.4cm" svg:x="7.2cm" svg:y="2.5cm">
          <draw:text-box>
            <text:p text:style-name="P6"><text:span text:style-name="T1">LINKS</text:span></text:p>
          </draw:text-box>
        </draw:frame>
        <draw:circle draw:style-name="gr4" draw:text-style-name="P3" draw:layer="layout" svg:width="0.72cm" svg:height="0.72cm" svg:x="10.04cm" svg:y="3.44cm">
          <text:p/>
        </draw:circle>
        <draw:circle draw:style-name="gr5" draw:text-style-name="P4" draw:layer="layout" svg:width="0.72cm" svg:height="0.72cm" svg:x="8.64cm" svg:y="3.44cm">
          <text:p/>
        </draw:circle>
        <draw:frame draw:style-name="gr7" draw:text-style-name="P7" draw:layer="layout" svg:width="1.1cm" svg:height="0.4cm" svg:x="7.2cm" svg:y="4.8cm">
          <draw:text-box>
            <text:p text:style-name="P6"><text:span text:style-name="T1">RECHTS</text:span></text:p>
          </draw:text-box>
        </draw:frame>
        <draw:line draw:style-name="gr1" draw:text-style-name="P1" draw:layer="layout" svg:x1="6cm" svg:y1="7cm" svg:x2="2.5cm" svg:y2="8.8cm">
          <text:p/>
        </draw:line>
        <draw:line draw:style-name="gr2" draw:text-style-name="P1" draw:layer="layout" svg:x1="6cm" svg:y1="8.8cm" svg:x2="2cm" svg:y2="8.8cm">
          <text:p/>
        </draw:line>
        <draw:circle draw:style-name="gr5" draw:text-style-name="P4" draw:layer="layout" svg:width="0.72cm" svg:height="0.72cm" svg:x="3.64cm" svg:y="7.29cm">
          <text:p/>
        </draw:circle>
        <draw:circle draw:style-name="gr4" draw:text-style-name="P3" draw:layer="layout" svg:width="0.72cm" svg:height="0.72cm" svg:x="5.04cm" svg:y="7.29cm">
          <text:p/>
        </draw:circle>
        <draw:rect draw:style-name="gr12" draw:text-style-name="P11" draw:layer="layout" svg:width="4cm" svg:height="0.6cm" svg:x="2cm" svg:y="6.4cm">
          <text:p/>
        </draw:rect>
        <draw:frame draw:style-name="gr7" draw:text-style-name="P7" draw:layer="layout" svg:width="3cm" svg:height="0.4cm" svg:x="2.5cm" svg:y="6.5cm">
          <draw:text-box>
            <text:p text:style-name="P6"><text:span text:style-name="T1">T21 Zweiwegweiche</text:span></text:p>
          </draw:text-box>
        </draw:frame>
        <draw:rect draw:style-name="gr6" draw:text-style-name="P5" draw:layer="layout" svg:width="4cm" svg:height="3.6cm" svg:x="2cm" svg:y="7cm">
          <text:p/>
        </draw:rect>
        <draw:frame draw:style-name="gr7" draw:text-style-name="P7" draw:layer="layout" svg:width="0.9cm" svg:height="0.4cm" svg:x="2.2cm" svg:y="7.5cm">
          <draw:text-box>
            <text:p text:style-name="P6"><text:span text:style-name="T1">LINKS</text:span></text:p>
          </draw:text-box>
        </draw:frame>
        <draw:circle draw:style-name="gr4" draw:text-style-name="P3" draw:layer="layout" svg:width="0.72cm" svg:height="0.72cm" svg:x="5.04cm" svg:y="8.44cm">
          <text:p/>
        </draw:circle>
        <draw:circle draw:style-name="gr5" draw:text-style-name="P4" draw:layer="layout" svg:width="0.72cm" svg:height="0.72cm" svg:x="3.64cm" svg:y="8.44cm">
          <text:p/>
        </draw:circle>
        <draw:line draw:style-name="gr1" draw:text-style-name="P1" draw:layer="layout" svg:x1="2cm" svg:y1="2cm" svg:x2="5.5cm" svg:y2="3.8cm">
          <text:p/>
        </draw:line>
        <draw:line draw:style-name="gr2" draw:text-style-name="P1" draw:layer="layout" svg:x1="2cm" svg:y1="3.8cm" svg:x2="6cm" svg:y2="3.8cm">
          <text:p/>
        </draw:line>
        <draw:line draw:style-name="gr2" draw:text-style-name="P1" draw:layer="layout" svg:x1="5.5cm" svg:y1="3.8cm" svg:x2="2cm" svg:y2="5.6cm">
          <text:p/>
        </draw:line>
        <draw:circle draw:style-name="gr4" draw:text-style-name="P3" draw:layer="layout" svg:width="0.72cm" svg:height="0.72cm" svg:x="7.24cm" svg:y="17.29cm">
          <text:p/>
        </draw:circle>
        <draw:circle draw:style-name="gr4" draw:text-style-name="P3" draw:layer="layout" svg:width="0.72cm" svg:height="0.72cm" svg:x="7.24cm" svg:y="19.59cm">
          <text:p/>
        </draw:circle>
        <draw:rect draw:style-name="gr6" draw:text-style-name="P5" draw:layer="layout" svg:width="4cm" svg:height="0.6cm" svg:x="7cm" svg:y="16.4cm">
          <text:p/>
        </draw:rect>
        <draw:frame draw:style-name="gr7" draw:text-style-name="P7" draw:layer="layout" svg:width="2.6cm" svg:height="0.4cm" svg:x="7.7cm" svg:y="16.5cm">
          <draw:text-box>
            <text:p text:style-name="P6"><text:span text:style-name="T1">E11 Entkuppler</text:span></text:p>
          </draw:text-box>
        </draw:frame>
        <draw:rect draw:style-name="gr6" draw:text-style-name="P5" draw:layer="layout" svg:width="4cm" svg:height="3.6cm" svg:x="7cm" svg:y="17cm">
          <text:p/>
        </draw:rect>
        <draw:frame draw:style-name="gr7" draw:text-style-name="P7" draw:layer="layout" svg:width="0.8cm" svg:height="0.4cm" svg:x="7.2cm" svg:y="19.1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4cm" svg:x="7.2cm" svg:y="18.1cm">
          <draw:text-box>
            <text:p text:style-name="P6"><text:span text:style-name="T1">Aus</text:span></text:p>
          </draw:text-box>
        </draw:frame>
        <draw:circle draw:style-name="gr4" draw:text-style-name="P3" draw:layer="layout" svg:width="0.72cm" svg:height="0.72cm" svg:x="10.04cm" svg:y="18.44cm">
          <text:p/>
        </draw:circle>
        <draw:circle draw:style-name="gr5" draw:text-style-name="P4" draw:layer="layout" svg:width="0.72cm" svg:height="0.72cm" svg:x="3.64cm" svg:y="2.29cm">
          <text:p/>
        </draw:circle>
        <draw:circle draw:style-name="gr4" draw:text-style-name="P3" draw:layer="layout" svg:width="0.72cm" svg:height="0.72cm" svg:x="2.24cm" svg:y="2.29cm">
          <text:p/>
        </draw:circle>
        <draw:circle draw:style-name="gr5" draw:text-style-name="P4" draw:layer="layout" svg:width="0.72cm" svg:height="0.72cm" svg:x="3.64cm" svg:y="4.59cm">
          <text:p/>
        </draw:circle>
        <draw:circle draw:style-name="gr4" draw:text-style-name="P3" draw:layer="layout" svg:width="0.72cm" svg:height="0.72cm" svg:x="2.24cm" svg:y="4.59cm">
          <text:p/>
        </draw:circle>
        <draw:rect draw:style-name="gr12" draw:text-style-name="P11" draw:layer="layout" svg:width="4cm" svg:height="0.6cm" svg:x="2cm" svg:y="1.4cm">
          <text:p/>
        </draw:rect>
        <draw:frame draw:style-name="gr7" draw:text-style-name="P7" draw:layer="layout" svg:width="3.6cm" svg:height="0.4cm" svg:x="2.2cm" svg:y="1.5cm">
          <draw:text-box>
            <text:p text:style-name="P6"><text:span text:style-name="T1">T31, T32 Dreiwegweiche</text:span></text:p>
          </draw:text-box>
        </draw:frame>
        <draw:rect draw:style-name="gr6" draw:text-style-name="P5" draw:layer="layout" svg:width="4cm" svg:height="3.6cm" svg:x="2cm" svg:y="2cm">
          <text:p/>
        </draw:rect>
        <draw:frame draw:style-name="gr7" draw:text-style-name="P7" draw:layer="layout" svg:width="0.9cm" svg:height="0.4cm" svg:x="4.9cm" svg:y="4.8cm">
          <draw:text-box>
            <text:p text:style-name="P6"><text:span text:style-name="T1">LINKS</text:span></text:p>
          </draw:text-box>
        </draw:frame>
        <draw:circle draw:style-name="gr4" draw:text-style-name="P3" draw:layer="layout" svg:width="0.72cm" svg:height="0.72cm" svg:x="2.24cm" svg:y="3.44cm">
          <text:p/>
        </draw:circle>
        <draw:circle draw:style-name="gr5" draw:text-style-name="P4" draw:layer="layout" svg:width="0.72cm" svg:height="0.72cm" svg:x="3.64cm" svg:y="3.44cm">
          <text:p/>
        </draw:circle>
        <draw:frame draw:style-name="gr7" draw:text-style-name="P7" draw:layer="layout" svg:width="1.1cm" svg:height="0.4cm" svg:x="4.7cm" svg:y="2.5cm">
          <draw:text-box>
            <text:p text:style-name="P6"><text:span text:style-name="T1">RECHTS</text:span></text:p>
          </draw:text-box>
        </draw:frame>
        <draw:line draw:style-name="gr2" draw:text-style-name="P1" draw:layer="layout" svg:x1="6cm" svg:y1="13.8cm" svg:x2="2cm" svg:y2="13.8cm">
          <text:p/>
        </draw:line>
        <draw:rect draw:style-name="gr12" draw:text-style-name="P11" draw:layer="layout" svg:width="4cm" svg:height="0.6cm" svg:x="2cm" svg:y="11.4cm">
          <text:p/>
        </draw:rect>
        <draw:frame draw:style-name="gr7" draw:text-style-name="P7" draw:layer="layout" svg:width="3cm" svg:height="0.4cm" svg:x="2.5cm" svg:y="11.5cm">
          <draw:text-box>
            <text:p text:style-name="P6"><text:span text:style-name="T1">T21 Zweiwegweiche</text:span></text:p>
          </draw:text-box>
        </draw:frame>
        <draw:rect draw:style-name="gr6" draw:text-style-name="P5" draw:layer="layout" svg:width="4cm" svg:height="3.6cm" svg:x="2cm" svg:y="12cm">
          <text:p/>
        </draw:rect>
        <draw:circle draw:style-name="gr4" draw:text-style-name="P3" draw:layer="layout" svg:width="0.72cm" svg:height="0.72cm" svg:x="5.04cm" svg:y="13.44cm">
          <text:p/>
        </draw:circle>
        <draw:circle draw:style-name="gr5" draw:text-style-name="P4" draw:layer="layout" svg:width="0.72cm" svg:height="0.72cm" svg:x="3.64cm" svg:y="13.44cm">
          <text:p/>
        </draw:circle>
        <draw:line draw:style-name="gr2" draw:text-style-name="P1" draw:layer="layout" svg:x1="2.5cm" svg:y1="13.8cm" svg:x2="6cm" svg:y2="15.6cm">
          <text:p/>
        </draw:line>
        <draw:circle draw:style-name="gr5" draw:text-style-name="P4" draw:layer="layout" svg:width="0.72cm" svg:height="0.72cm" svg:x="3.64cm" svg:y="14.59cm">
          <text:p/>
        </draw:circle>
        <draw:circle draw:style-name="gr4" draw:text-style-name="P3" draw:layer="layout" svg:width="0.72cm" svg:height="0.72cm" svg:x="5.04cm" svg:y="14.59cm">
          <text:p/>
        </draw:circle>
        <draw:frame draw:style-name="gr7" draw:text-style-name="P7" draw:layer="layout" svg:width="1.1cm" svg:height="0.4cm" svg:x="2.2cm" svg:y="14.8cm">
          <draw:text-box>
            <text:p text:style-name="P6"><text:span text:style-name="T1">RECHTS</text:span></text:p>
          </draw:text-box>
        </draw:frame>
        <draw:circle draw:style-name="gr5" draw:text-style-name="P4" draw:layer="layout" svg:width="0.72cm" svg:height="0.72cm" svg:x="8.64cm" svg:y="18.44cm">
          <text:p/>
        </draw:circle>
        <draw:circle draw:style-name="gr4" draw:text-style-name="P3" draw:layer="layout" svg:width="0.72cm" svg:height="0.72cm" svg:x="5.04cm" svg:y="17.29cm">
          <text:p/>
        </draw:circle>
        <draw:circle draw:style-name="gr4" draw:text-style-name="P3" draw:layer="layout" svg:width="0.72cm" svg:height="0.72cm" svg:x="2.24cm" svg:y="18.44cm">
          <text:p/>
        </draw:circle>
        <draw:circle draw:style-name="gr5" draw:text-style-name="P4" draw:layer="layout" svg:width="0.72cm" svg:height="0.72cm" svg:x="3.64cm" svg:y="18.44cm">
          <text:p/>
        </draw:circle>
        <draw:circle draw:style-name="gr4" draw:text-style-name="P3" draw:layer="layout" svg:width="0.72cm" svg:height="0.72cm" svg:x="5.04cm" svg:y="19.59cm">
          <text:p/>
        </draw:circle>
        <draw:rect draw:style-name="gr6" draw:text-style-name="P5" draw:layer="layout" svg:width="4cm" svg:height="0.6cm" svg:x="2cm" svg:y="16.4cm">
          <text:p/>
        </draw:rect>
        <draw:rect draw:style-name="gr6" draw:text-style-name="P5" draw:layer="layout" svg:width="4cm" svg:height="3.6cm" svg:x="2cm" svg:y="17cm">
          <text:p/>
        </draw:rect>
        <draw:frame draw:style-name="gr7" draw:text-style-name="P7" draw:layer="layout" svg:width="0.8cm" svg:height="0.4cm" svg:x="5cm" svg:y="19.1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4cm" svg:x="5cm" svg:y="18.1cm">
          <draw:text-box>
            <text:p text:style-name="P6"><text:span text:style-name="T1">Aus</text:span></text:p>
          </draw:text-box>
        </draw:frame>
        <draw:frame draw:style-name="gr7" draw:text-style-name="P7" draw:layer="layout" svg:width="2.6cm" svg:height="0.4cm" svg:x="2.7cm" svg:y="16.5cm">
          <draw:text-box>
            <text:p text:style-name="P6"><text:span text:style-name="T1">E11 Entkuppler</text:span></text:p>
          </draw:text-box>
        </draw:frame>
        <draw:line draw:style-name="gr2" draw:text-style-name="P1" draw:layer="layout" svg:x1="7cm" svg:y1="13.8cm" svg:x2="11cm" svg:y2="13.8cm">
          <text:p/>
        </draw:line>
        <draw:rect draw:style-name="gr6" draw:text-style-name="P5" draw:layer="layout" svg:width="4cm" svg:height="3.6cm" svg:x="7cm" svg:y="12cm">
          <text:p/>
        </draw:rect>
        <draw:circle draw:style-name="gr4" draw:text-style-name="P3" draw:layer="layout" svg:width="0.72cm" svg:height="0.72cm" draw:transform="rotate (-3.14159265358979) translate (7.96cm 14.16cm)">
          <text:p/>
        </draw:circle>
        <draw:circle draw:style-name="gr5" draw:text-style-name="P4" draw:layer="layout" svg:width="0.72cm" svg:height="0.72cm" draw:transform="rotate (-3.14159265358979) translate (9.36cm 14.16cm)">
          <text:p/>
        </draw:circle>
        <draw:line draw:style-name="gr2" draw:text-style-name="P1" draw:layer="layout" svg:x1="10.5cm" svg:y1="13.8cm" svg:x2="7cm" svg:y2="12cm">
          <text:p/>
        </draw:line>
        <draw:circle draw:style-name="gr5" draw:text-style-name="P4" draw:layer="layout" svg:width="0.72cm" svg:height="0.72cm" draw:transform="rotate (-3.14159265358979) translate (9.36cm 13.01cm)">
          <text:p/>
        </draw:circle>
        <draw:circle draw:style-name="gr4" draw:text-style-name="P3" draw:layer="layout" svg:width="0.72cm" svg:height="0.72cm" draw:transform="rotate (-3.14159265358979) translate (7.96cm 13.01cm)">
          <text:p/>
        </draw:circle>
        <draw:frame draw:style-name="gr7" draw:text-style-name="P7" draw:layer="layout" svg:width="1.1cm" svg:height="0.4cm" svg:x="9.8cm" svg:y="12.4cm">
          <draw:text-box>
            <text:p text:style-name="P6"><text:span text:style-name="T1">RECHTS</text:span></text:p>
          </draw:text-box>
        </draw:frame>
        <draw:rect draw:style-name="gr12" draw:text-style-name="P11" draw:layer="layout" svg:width="4cm" svg:height="0.6cm" svg:x="7cm" svg:y="11.4cm">
          <text:p/>
        </draw:rect>
        <draw:frame draw:style-name="gr7" draw:text-style-name="P7" draw:layer="layout" svg:width="3cm" svg:height="0.4cm" svg:x="7.5cm" svg:y="11.5cm">
          <draw:text-box>
            <text:p text:style-name="P6"><text:span text:style-name="T1">T21 Zweiwegweiche</text:span></text:p>
          </draw:text-box>
        </draw:frame>
        <draw:line draw:style-name="gr1" draw:text-style-name="P1" draw:layer="layout" svg:x1="7cm" svg:y1="10.6cm" svg:x2="10.5cm" svg:y2="8.8cm">
          <text:p/>
        </draw:line>
        <draw:line draw:style-name="gr2" draw:text-style-name="P1" draw:layer="layout" svg:x1="7cm" svg:y1="8.8cm" svg:x2="11cm" svg:y2="8.8cm">
          <text:p/>
        </draw:line>
        <draw:circle draw:style-name="gr5" draw:text-style-name="P4" draw:layer="layout" svg:width="0.72cm" svg:height="0.72cm" draw:transform="rotate (-3.14159265358979) translate (9.36cm 10.31cm)">
          <text:p/>
        </draw:circle>
        <draw:circle draw:style-name="gr4" draw:text-style-name="P3" draw:layer="layout" svg:width="0.72cm" svg:height="0.72cm" draw:transform="rotate (-3.14159265358979) translate (7.96cm 10.31cm)">
          <text:p/>
        </draw:circle>
        <draw:g draw:style-name="gr13">
          <draw:rect draw:style-name="gr12" draw:text-style-name="P11" draw:layer="layout" svg:width="4cm" svg:height="0.6cm" svg:x="7cm" svg:y="6.4cm">
            <text:p/>
          </draw:rect>
          <draw:frame draw:style-name="gr7" draw:text-style-name="P7" draw:layer="layout" svg:width="3cm" svg:height="0.4cm" svg:x="7.5cm" svg:y="6.5cm">
            <draw:text-box>
              <text:p text:style-name="P6"><text:span text:style-name="T1">T21 Zweiwegweiche</text:span></text:p>
            </draw:text-box>
          </draw:frame>
        </draw:g>
        <draw:rect draw:style-name="gr6" draw:text-style-name="P5" draw:layer="layout" svg:width="4cm" svg:height="3.6cm" svg:x="7cm" svg:y="7cm">
          <text:p/>
        </draw:rect>
        <draw:frame draw:style-name="gr7" draw:text-style-name="P7" draw:layer="layout" svg:width="0.9cm" svg:height="0.4cm" svg:x="9.6cm" svg:y="9.8cm">
          <draw:text-box>
            <text:p text:style-name="P6"><text:span text:style-name="T1">LINKS</text:span></text:p>
          </draw:text-box>
        </draw:frame>
        <draw:circle draw:style-name="gr4" draw:text-style-name="P3" draw:layer="layout" svg:width="0.72cm" svg:height="0.72cm" draw:transform="rotate (-3.14159265358979) translate (7.96cm 9.16cm)">
          <text:p/>
        </draw:circle>
        <draw:circle draw:style-name="gr5" draw:text-style-name="P4" draw:layer="layout" svg:width="0.72cm" svg:height="0.72cm" draw:transform="rotate (-3.14159265358979) translate (9.36cm 9.16cm)">
          <text:p/>
        </draw:circle>
        <draw:frame draw:style-name="gr7" draw:text-style-name="P7" draw:layer="layout" svg:width="0.6cm" svg:height="0.5cm" svg:x="14.3cm" svg:y="2.4cm">
          <draw:text-box>
            <text:p text:style-name="P6"><text:span text:style-name="T1">D4</text:span></text:p>
          </draw:text-box>
        </draw:frame>
        <draw:frame draw:style-name="gr7" draw:text-style-name="P7" draw:layer="layout" svg:width="0.6cm" svg:height="0.5cm" svg:x="14.3cm" svg:y="3.55cm">
          <draw:text-box>
            <text:p text:style-name="P6"><text:span text:style-name="T1">D5</text:span></text:p>
          </draw:text-box>
        </draw:frame>
        <draw:frame draw:style-name="gr7" draw:text-style-name="P7" draw:layer="layout" svg:width="0.6cm" svg:height="0.5cm" svg:x="14.3cm" svg:y="4.7cm">
          <draw:text-box>
            <text:p text:style-name="P6"><text:span text:style-name="T1">D6</text:span></text:p>
          </draw:text-box>
        </draw:frame>
        <draw:frame draw:style-name="gr7" draw:text-style-name="P7" draw:layer="layout" svg:width="0.6cm" svg:height="0.5cm" svg:x="17.1cm" svg:y="2.4cm">
          <draw:text-box>
            <text:p text:style-name="P6"><text:span text:style-name="T1">D1</text:span></text:p>
          </draw:text-box>
        </draw:frame>
        <draw:frame draw:style-name="gr7" draw:text-style-name="P7" draw:layer="layout" svg:width="0.6cm" svg:height="0.5cm" svg:x="17.1cm" svg:y="3.55cm">
          <draw:text-box>
            <text:p text:style-name="P6"><text:span text:style-name="T1">D2</text:span></text:p>
          </draw:text-box>
        </draw:frame>
        <draw:frame draw:style-name="gr7" draw:text-style-name="P7" draw:layer="layout" svg:width="0.6cm" svg:height="0.5cm" svg:x="17.1cm" svg:y="4.7cm">
          <draw:text-box>
            <text:p text:style-name="P6"><text:span text:style-name="T1">D3</text:span></text:p>
          </draw:text-box>
        </draw:frame>
        <draw:frame draw:style-name="gr7" draw:text-style-name="P7" draw:layer="layout" svg:width="0.6cm" svg:height="0.5cm" svg:x="15.7cm" svg:y="2.4cm">
          <draw:text-box>
            <text:p text:style-name="P6"><text:span text:style-name="T1">SW1</text:span></text:p>
          </draw:text-box>
        </draw:frame>
        <draw:frame draw:style-name="gr7" draw:text-style-name="P7" draw:layer="layout" svg:width="0.6cm" svg:height="0.5cm" svg:x="15.7cm" svg:y="3.55cm">
          <draw:text-box>
            <text:p text:style-name="P6"><text:span text:style-name="T1">SW2</text:span></text:p>
          </draw:text-box>
        </draw:frame>
        <draw:frame draw:style-name="gr7" draw:text-style-name="P7" draw:layer="layout" svg:width="0.6cm" svg:height="0.5cm" svg:x="15.7cm" svg:y="4.7cm">
          <draw:text-box>
            <text:p text:style-name="P6"><text:span text:style-name="T1">SW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6-03-13T13:56:38.905777400</dc:date>
    <meta:editing-duration>P5DT5H32M21S</meta:editing-duration>
    <meta:editing-cycles>360</meta:editing-cycles>
    <meta:generator>LibreOffice/26.2.1.2$Windows_X86_64 LibreOffice_project/620$Build-2</meta:generator>
    <meta:printed-by>Karl Hartinger</meta:printed-by>
    <meta:print-date>2024-11-09T11:52:17.50</meta:print-date>
    <meta:document-statistic meta:object-count="157"/>
  </office:meta>
</office:document-meta>
</file>